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c8c" officeooo:paragraph-rsid="0014ac8c"/>
    </style:style>
    <style:style style:name="P2" style:family="paragraph" style:parent-style-name="Standard">
      <style:text-properties officeooo:rsid="00217396" officeooo:paragraph-rsid="00217396"/>
    </style:style>
    <style:style style:name="P3" style:family="paragraph" style:parent-style-name="Standard">
      <style:text-properties officeooo:rsid="002ce973" officeooo:paragraph-rsid="002ce973"/>
    </style:style>
    <style:style style:name="P4" style:family="paragraph" style:parent-style-name="Standard">
      <style:text-properties officeooo:rsid="0032bef3" officeooo:paragraph-rsid="0032bef3"/>
    </style:style>
    <style:style style:name="P5" style:family="paragraph" style:parent-style-name="Standard">
      <style:text-properties officeooo:rsid="003611c9" officeooo:paragraph-rsid="003611c9"/>
    </style:style>
    <style:style style:name="P6" style:family="paragraph" style:parent-style-name="Standard">
      <style:text-properties officeooo:rsid="00380db4" officeooo:paragraph-rsid="00380db4"/>
    </style:style>
    <style:style style:name="P7" style:family="paragraph" style:parent-style-name="Standard">
      <style:text-properties officeooo:rsid="002e0cc4" officeooo:paragraph-rsid="002e0cc4"/>
    </style:style>
    <style:style style:name="P8" style:family="paragraph" style:parent-style-name="Standard">
      <style:text-properties officeooo:rsid="003af368" officeooo:paragraph-rsid="003af368"/>
    </style:style>
    <style:style style:name="P9" style:family="paragraph" style:parent-style-name="Standard">
      <style:text-properties officeooo:rsid="003e6018" officeooo:paragraph-rsid="003e6018"/>
    </style:style>
    <style:style style:name="P10" style:family="paragraph" style:parent-style-name="Standard">
      <style:text-properties officeooo:rsid="003e7707" officeooo:paragraph-rsid="003e7707"/>
    </style:style>
    <style:style style:name="P11" style:family="paragraph" style:parent-style-name="Standard">
      <style:text-properties officeooo:rsid="00405896" officeooo:paragraph-rsid="00405896"/>
    </style:style>
    <style:style style:name="P12" style:family="paragraph" style:parent-style-name="Standard">
      <style:text-properties officeooo:rsid="004241d7" officeooo:paragraph-rsid="004241d7"/>
    </style:style>
    <style:style style:name="P13" style:family="paragraph" style:parent-style-name="Standard" style:list-style-name="L1">
      <style:text-properties officeooo:rsid="0014ac8c" officeooo:paragraph-rsid="0014ac8c"/>
    </style:style>
    <style:style style:name="P14" style:family="paragraph" style:parent-style-name="Standard" style:list-style-name="L2">
      <style:text-properties officeooo:rsid="0014ac8c" officeooo:paragraph-rsid="0014ac8c"/>
    </style:style>
    <style:style style:name="P15" style:family="paragraph" style:parent-style-name="Standard" style:list-style-name="L5">
      <style:text-properties officeooo:rsid="0014ac8c" officeooo:paragraph-rsid="0014ac8c"/>
    </style:style>
    <style:style style:name="P16" style:family="paragraph" style:parent-style-name="Standard" style:list-style-name="L7">
      <style:text-properties officeooo:rsid="0014ac8c" officeooo:paragraph-rsid="0014ac8c"/>
    </style:style>
    <style:style style:name="P17" style:family="paragraph" style:parent-style-name="Standard" style:list-style-name="L7">
      <style:text-properties officeooo:rsid="0014ac8c" officeooo:paragraph-rsid="0018e7a9"/>
    </style:style>
    <style:style style:name="P18" style:family="paragraph" style:parent-style-name="Standard" style:list-style-name="L8">
      <style:text-properties officeooo:rsid="0014ac8c" officeooo:paragraph-rsid="0014ac8c"/>
    </style:style>
    <style:style style:name="P19" style:family="paragraph" style:parent-style-name="Standard" style:list-style-name="L2">
      <style:text-properties officeooo:rsid="0032bef3" officeooo:paragraph-rsid="0032bef3"/>
    </style:style>
    <style:style style:name="P20" style:family="paragraph" style:parent-style-name="Standard" style:list-style-name="L3">
      <style:text-properties officeooo:rsid="00380db4" officeooo:paragraph-rsid="00380db4"/>
    </style:style>
    <style:style style:name="P21" style:family="paragraph" style:parent-style-name="Standard" style:list-style-name="L4">
      <style:text-properties officeooo:rsid="003611c9" officeooo:paragraph-rsid="003611c9"/>
    </style:style>
    <style:style style:name="P22" style:family="paragraph" style:parent-style-name="Standard" style:list-style-name="L5">
      <style:text-properties officeooo:rsid="0034c4fd" officeooo:paragraph-rsid="0034c4fd"/>
    </style:style>
    <style:style style:name="P23" style:family="paragraph" style:parent-style-name="Standard" style:list-style-name="L5">
      <style:text-properties officeooo:rsid="00209799" officeooo:paragraph-rsid="00209799"/>
    </style:style>
    <style:style style:name="P24" style:family="paragraph" style:parent-style-name="Standard" style:list-style-name="L7">
      <style:text-properties officeooo:rsid="00209799" officeooo:paragraph-rsid="00209799"/>
    </style:style>
    <style:style style:name="P25" style:family="paragraph" style:parent-style-name="Standard" style:list-style-name="L6">
      <style:text-properties officeooo:rsid="00217396" officeooo:paragraph-rsid="00217396"/>
    </style:style>
    <style:style style:name="P26" style:family="paragraph" style:parent-style-name="Standard" style:list-style-name="L6">
      <style:text-properties officeooo:rsid="0021ba81" officeooo:paragraph-rsid="0021ba81"/>
    </style:style>
    <style:style style:name="P27" style:family="paragraph" style:parent-style-name="Standard" style:list-style-name="L7">
      <style:text-properties officeooo:rsid="001c9fdb" officeooo:paragraph-rsid="001c9fdb"/>
    </style:style>
    <style:style style:name="P28" style:family="paragraph" style:parent-style-name="Standard" style:list-style-name="L7">
      <style:text-properties officeooo:rsid="0018e7a9" officeooo:paragraph-rsid="0018e7a9"/>
    </style:style>
    <style:style style:name="P29" style:family="paragraph" style:parent-style-name="Standard" style:list-style-name="L7">
      <style:text-properties officeooo:rsid="004bd0a7" officeooo:paragraph-rsid="004bd0a7"/>
    </style:style>
    <style:style style:name="P30" style:family="paragraph" style:parent-style-name="Standard" style:list-style-name="L8">
      <style:text-properties officeooo:rsid="00343aa0" officeooo:paragraph-rsid="00343aa0"/>
    </style:style>
    <style:style style:name="P31" style:family="paragraph" style:parent-style-name="Standard" style:list-style-name="L8">
      <style:text-properties officeooo:rsid="00344969" officeooo:paragraph-rsid="00344969"/>
    </style:style>
    <style:style style:name="P32" style:family="paragraph" style:parent-style-name="Standard" style:list-style-name="L8">
      <style:text-properties officeooo:rsid="0018366b" officeooo:paragraph-rsid="0018366b"/>
    </style:style>
    <style:style style:name="P33" style:family="paragraph" style:parent-style-name="Standard" style:list-style-name="L8">
      <style:text-properties officeooo:rsid="002530e2" officeooo:paragraph-rsid="002530e2"/>
    </style:style>
    <style:style style:name="P34" style:family="paragraph" style:parent-style-name="Standard" style:list-style-name="L9">
      <style:text-properties officeooo:rsid="0041c000" officeooo:paragraph-rsid="0041c000"/>
    </style:style>
    <style:style style:name="P35" style:family="paragraph" style:parent-style-name="Standard" style:list-style-name="L10">
      <style:text-properties officeooo:rsid="002ce973" officeooo:paragraph-rsid="002ce973"/>
    </style:style>
    <style:style style:name="P36" style:family="paragraph" style:parent-style-name="Standard" style:list-style-name="L10">
      <style:text-properties officeooo:rsid="00303a11" officeooo:paragraph-rsid="00303a11"/>
    </style:style>
    <style:style style:name="P37" style:family="paragraph" style:parent-style-name="Standard" style:list-style-name="L10">
      <style:text-properties officeooo:rsid="002fe9c1" officeooo:paragraph-rsid="002fe9c1"/>
    </style:style>
    <style:style style:name="P38" style:family="paragraph" style:parent-style-name="Standard" style:list-style-name="L10">
      <style:text-properties officeooo:rsid="002e0cc4" officeooo:paragraph-rsid="002e0cc4"/>
    </style:style>
    <style:style style:name="P39" style:family="paragraph" style:parent-style-name="Standard" style:list-style-name="L10">
      <style:text-properties officeooo:rsid="003257ac" officeooo:paragraph-rsid="003257ac"/>
    </style:style>
    <style:style style:name="P40" style:family="paragraph" style:parent-style-name="Standard" style:list-style-name="L11">
      <style:text-properties officeooo:rsid="003af368" officeooo:paragraph-rsid="003af368"/>
    </style:style>
    <style:style style:name="P41" style:family="paragraph" style:parent-style-name="Standard" style:list-style-name="L13">
      <style:text-properties officeooo:rsid="003af368" officeooo:paragraph-rsid="003af368"/>
    </style:style>
    <style:style style:name="P42" style:family="paragraph" style:parent-style-name="Standard" style:list-style-name="L14">
      <style:text-properties officeooo:rsid="003af368" officeooo:paragraph-rsid="003af368"/>
    </style:style>
    <style:style style:name="P43" style:family="paragraph" style:parent-style-name="Standard" style:list-style-name="L12">
      <style:text-properties officeooo:rsid="0044deb1" officeooo:paragraph-rsid="0044deb1"/>
    </style:style>
    <style:style style:name="P44" style:family="paragraph" style:parent-style-name="Standard" style:list-style-name="L12">
      <style:text-properties officeooo:rsid="0046d227" officeooo:paragraph-rsid="0046d227"/>
    </style:style>
    <style:style style:name="P45" style:family="paragraph" style:parent-style-name="Standard" style:list-style-name="L12">
      <style:text-properties officeooo:rsid="004241d7" officeooo:paragraph-rsid="004241d7"/>
    </style:style>
    <style:style style:name="P46" style:family="paragraph" style:parent-style-name="Standard" style:list-style-name="L12">
      <style:text-properties officeooo:rsid="004a0dd3" officeooo:paragraph-rsid="004a0dd3"/>
    </style:style>
    <style:style style:name="P47" style:family="paragraph" style:parent-style-name="Standard" style:list-style-name="L12">
      <style:text-properties officeooo:rsid="0048af44" officeooo:paragraph-rsid="0048af44"/>
    </style:style>
    <style:style style:name="P48" style:family="paragraph" style:parent-style-name="Standard" style:list-style-name="L12">
      <style:text-properties officeooo:rsid="004a0f71" officeooo:paragraph-rsid="004a0f71"/>
    </style:style>
    <style:style style:name="P49" style:family="paragraph" style:parent-style-name="Standard" style:list-style-name="L12">
      <style:text-properties officeooo:rsid="00470b2a" officeooo:paragraph-rsid="00470b2a"/>
    </style:style>
    <style:style style:name="P50" style:family="paragraph" style:parent-style-name="Standard">
      <style:text-properties officeooo:rsid="003e7707" officeooo:paragraph-rsid="003e7707"/>
    </style:style>
    <style:style style:name="P51" style:family="paragraph" style:parent-style-name="Standard">
      <style:text-properties officeooo:rsid="004bdd58" officeooo:paragraph-rsid="004bdd58"/>
    </style:style>
    <style:style style:name="P52" style:family="paragraph" style:parent-style-name="Standard">
      <style:text-properties officeooo:rsid="004d0fe5" officeooo:paragraph-rsid="004d0fe5"/>
    </style:style>
    <style:style style:name="P53" style:family="paragraph" style:parent-style-name="Standard">
      <style:text-properties fo:font-weight="bold" officeooo:rsid="004d0fe5" officeooo:paragraph-rsid="004d0fe5" style:font-weight-asian="bold" style:font-weight-complex="bold"/>
    </style:style>
    <style:style style:name="T1" style:family="text">
      <style:text-properties officeooo:rsid="0018366b"/>
    </style:style>
    <style:style style:name="T2" style:family="text">
      <style:text-properties officeooo:rsid="0019d372"/>
    </style:style>
    <style:style style:name="T3" style:family="text">
      <style:text-properties officeooo:rsid="001c9fdb"/>
    </style:style>
    <style:style style:name="T4" style:family="text">
      <style:text-properties officeooo:rsid="0023aeee"/>
    </style:style>
    <style:style style:name="T5" style:family="text">
      <style:text-properties officeooo:rsid="0026313f"/>
    </style:style>
    <style:style style:name="T6" style:family="text">
      <style:text-properties officeooo:rsid="0031b433"/>
    </style:style>
    <style:style style:name="T7" style:family="text">
      <style:text-properties officeooo:rsid="003231c0"/>
    </style:style>
    <style:style style:name="T8" style:family="text">
      <style:text-properties officeooo:rsid="003257ac"/>
    </style:style>
    <style:style style:name="T9" style:family="text">
      <style:text-properties officeooo:rsid="0032bef3"/>
    </style:style>
    <style:style style:name="T10" style:family="text">
      <style:text-properties officeooo:rsid="004409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MS</text:p>
      <text:p text:style-name="P1"/>
      <text:p text:style-name="P1">Administrace</text:p>
      <text:p text:style-name="P1"/>
      <text:list xml:id="list4569687118903451018" text:style-name="L1">
        <text:list-item>
          <text:p text:style-name="P13"><text:span text:style-name="T8">OK </text:span>nasadit SonataAdminBundle</text:p>
        </text:list-item>
        <text:list-item>
          <text:p text:style-name="P13"><text:span text:style-name="T8">OK </text:span>umožnit přihlášení</text:p>
        </text:list-item>
        <text:list-item>
          <text:p text:style-name="P13"><text:span text:style-name="T10">OK </text:span>editace pouze po přihlášení</text:p>
        </text:list-item>
      </text:list>
      <text:p text:style-name="P1"/>
      <text:p text:style-name="P1">Dokument</text:p>
      <text:list xml:id="list7676192414401848950" text:style-name="L2">
        <text:list-item>
          <text:p text:style-name="P14"><text:span text:style-name="T9">OK </text:span>administrace typu dokumentu</text:p>
        </text:list-item>
        <text:list-item>
          <text:p text:style-name="P14"><text:span text:style-name="T9">OK </text:span>typ dokument k výběru při vytvoření stránky</text:p>
        </text:list-item>
        <text:list-item>
          <text:p text:style-name="P19">doladit administraci typu dokumentu</text:p>
        </text:list-item>
      </text:list>
      <text:p text:style-name="P4"/>
      <text:p text:style-name="P6">Editační režim</text:p>
      <text:list xml:id="list4373090626587674553" text:style-name="L3">
        <text:list-item>
          <text:p text:style-name="P20">podbarvení widgetů</text:p>
        </text:list-item>
      </text:list>
      <text:p text:style-name="P5"/>
      <text:p text:style-name="P5">Soubor</text:p>
      <text:list xml:id="list5249207673714813315" text:style-name="L4">
        <text:list-item>
          <text:p text:style-name="P21">udělat větší výpis</text:p>
        </text:list-item>
        <text:list-item>
          <text:p text:style-name="P21">nový widget na fotku/galerii/carousel</text:p>
        </text:list-item>
      </text:list>
      <text:p text:style-name="P1"/>
      <text:p text:style-name="P1">Stránka</text:p>
      <text:list xml:id="list3013861938529705083" text:style-name="L5">
        <text:list-item>
          <text:p text:style-name="P22">šablonovací systém</text:p>
        </text:list-item>
        <text:list-item>
          <text:p text:style-name="P15">vytvoření stránky – url, rodič, název, anotace, krátký popis, datum publikace, tag, seo, <text:span text:style-name="T4">status stránky – aktivní, neaktivní, archív</text:span></text:p>
        </text:list-item>
        <text:list-item>
          <text:p text:style-name="P15">editace stránky</text:p>
        </text:list-item>
        <text:list-item>
          <text:p text:style-name="P23">kopie stránky</text:p>
        </text:list-item>
      </text:list>
      <text:p text:style-name="P2">Panel</text:p>
      <text:list xml:id="list2238943421340228287" text:style-name="L6">
        <text:list-item>
          <text:p text:style-name="P25">odladit vzhled panelu, widgetů a widgetů pro přetažení</text:p>
        </text:list-item>
        <text:list-item>
          <text:p text:style-name="P26">seznam stránek na panelu</text:p>
        </text:list-item>
        <text:list-item>
          <text:p text:style-name="P26">filtrování stránek podle typu</text:p>
        </text:list-item>
        <text:list-item>
          <text:p text:style-name="P26"/>
        </text:list-item>
      </text:list>
      <text:p text:style-name="P1">Editace stránky</text:p>
      <text:list xml:id="list6324880167016979311" text:style-name="L7">
        <text:list-item>
          <text:p text:style-name="P16"><text:span text:style-name="T2">OK </text:span>přesouvání widgetů</text:p>
        </text:list-item>
        <text:list-item>
          <text:p text:style-name="P17"><text:span text:style-name="T3">OK </text:span>možnost regionům nastavit <text:span text:style-name="T1">třídu</text:span></text:p>
        </text:list-item>
        <text:list-item>
          <text:p text:style-name="P27">odladit editace regionu</text:p>
        </text:list-item>
        <text:list-item>
          <text:p text:style-name="P28">přetahování widgetů mezi regiony</text:p>
        </text:list-item>
        <text:list-item>
          <text:p text:style-name="P24">kopie widgetu</text:p>
        </text:list-item>
        <text:list-item>
          <text:p text:style-name="P29">pamatovat si natavení pravého panelu</text:p>
        </text:list-item>
      </text:list>
      <text:p text:style-name="P1"/>
      <text:p text:style-name="P1">Widgety</text:p>
      <text:p text:style-name="P1"/>
      <text:list xml:id="list9092248616155457831" text:style-name="L8">
        <text:list-item>
          <text:p text:style-name="P30">šablonovací systém – strojový název, zobrazení šablony, použitá šablona, návrhy šablon</text:p>
        </text:list-item>
        <text:list-item>
          <text:p text:style-name="P31">záložky na widgetu</text:p>
        </text:list-item>
        <text:list-item>
          <text:p text:style-name="P18">nadpis</text:p>
        </text:list-item>
        <text:list-item>
          <text:p text:style-name="P18">fotky</text:p>
        </text:list-item>
        <text:list-item>
          <text:p text:style-name="P18">obrázek</text:p>
        </text:list-item>
        <text:list-item>
          <text:p text:style-name="P18">prosté html</text:p>
        </text:list-item>
        <text:list-item>
          <text:p text:style-name="P32">menu</text:p>
        </text:list-item>
        <text:list-item>
          <text:p text:style-name="P33">odkaz<text:span text:style-name="T5">y</text:span></text:p>
        </text:list-item>
        <text:list-item>
          <text:p text:style-name="P32"><text:soft-page-break/>controller</text:p>
        </text:list-item>
        <text:list-item>
          <text:p text:style-name="P18">odkaz na stránku</text:p>
        </text:list-item>
        <text:list-item>
          <text:p text:style-name="P18">výpis stránek podle tagu</text:p>
        </text:list-item>
        <text:list-item>
          <text:p text:style-name="P18">doladit novinky</text:p>
        </text:list-item>
        <text:list-item>
          <text:p text:style-name="P18">podle webu Martina</text:p>
        </text:list-item>
      </text:list>
      <text:p text:style-name="P11"><text:line-break/>Systém nastavení v adminu</text:p>
      <text:p text:style-name="P11"/>
      <text:list xml:id="list2072808181491115428" text:style-name="L9">
        <text:list-item>
          <text:p text:style-name="P34">integrovat <text:s/>do adminu</text:p>
        </text:list-item>
      </text:list>
      <text:p text:style-name="P11"/>
      <text:p text:style-name="P1"/>
      <text:p text:style-name="P3">TODO 2. 2. 2018:</text:p>
      <text:p text:style-name="P3"/>
      <text:list xml:id="list6872285207249483181" text:style-name="L10">
        <text:list-item>
          <text:p text:style-name="P35"><text:span text:style-name="T6">OK </text:span>u názvu widgetu ikona přesouvání</text:p>
        </text:list-item>
        <text:list-item>
          <text:p text:style-name="P35"><text:span text:style-name="T6">OK </text:span>doladit helper pro přesouvání</text:p>
        </text:list-item>
        <text:list-item>
          <text:p text:style-name="P36"><text:span text:style-name="T6">OK </text:span>upravit tiny</text:p>
        </text:list-item>
        <text:list-item>
          <text:p text:style-name="P35"><text:span text:style-name="T7">OK </text:span>pravý panel jstree</text:p>
        </text:list-item>
        <text:list-item>
          <text:p text:style-name="P37"><text:span text:style-name="T7">OK </text:span>zavírání pravého panelu</text:p>
        </text:list-item>
        <text:list-item>
          <text:p text:style-name="P35">2 nové widgety – nadpis + nějaký</text:p>
        </text:list-item>
        <text:list-item>
          <text:p text:style-name="P38"><text:span text:style-name="T7">OK </text:span>řešení uploadu obrázků</text:p>
        </text:list-item>
        <text:list-item>
          <text:p text:style-name="P39">OK nasazení Sonata Admin</text:p>
        </text:list-item>
      </text:list>
      <text:p text:style-name="P7"/>
      <text:p text:style-name="P8">TODO 9.2.2017</text:p>
      <text:p text:style-name="P8"/>
      <text:list xml:id="list3408582457022175947" text:style-name="L11">
        <text:list-item>
          <text:p text:style-name="P40">odladit šablonovaní widgetu, formuláře widgetu a stránky</text:p>
        </text:list-item>
        <text:list-item>
          <text:p text:style-name="P40">VYTVOŘENÍ WIDGETU S FOTKOU</text:p>
        </text:list-item>
        <text:list-item>
          <text:p text:style-name="P40">výpis stránek – aktuality, fotogalerie – vymyslet jak s název, popisem, fotkou a dalšími informacemi</text:p>
        </text:list-item>
      </text:list>
      <text:p text:style-name="P8"/>
      <text:p text:style-name="P12">TODO 16.2.2017</text:p>
      <text:p text:style-name="P12"/>
      <text:list xml:id="list9140877821041719386" text:style-name="L12">
        <text:list-item>
          <text:p text:style-name="P43">odladit typ dokumentu – výchozí widget, tagy, témata, …</text:p>
        </text:list-item>
        <text:list-item>
          <text:p text:style-name="P44">výchozí šablona</text:p>
        </text:list-item>
        <text:list-item>
          <text:p text:style-name="P45">editace stránky – data ke stránce, …</text:p>
        </text:list-item>
        <text:list-item>
          <text:p text:style-name="P46">mazání stránky</text:p>
        </text:list-item>
        <text:list-item>
          <text:p text:style-name="P47">kontrola url a přidávání URL rodiče do URL</text:p>
        </text:list-item>
        <text:list-item>
          <text:p text:style-name="P43">položky widgetu</text:p>
        </text:list-item>
        <text:list-item>
          <text:p text:style-name="P43">widget typu obrázek</text:p>
        </text:list-item>
        <text:list-item>
          <text:p text:style-name="P48">náhled fotek v pravém panelu</text:p>
        </text:list-item>
        <text:list-item>
          <text:p text:style-name="P49">filtrování stránek v pravém panelu</text:p>
        </text:list-item>
        <text:list-item>
          <text:p text:style-name="P49"/>
        </text:list-item>
      </text:list>
      <text:p text:style-name="P12"/>
      <text:p text:style-name="P8"/>
      <text:p text:style-name="P8">Stránka</text:p>
      <text:p text:style-name="P8"/>
      <text:list xml:id="list6387632458694928243" text:style-name="L13">
        <text:list-item>
          <text:p text:style-name="P41">definice šablon – složka pro doménu, automatické vyhledávání složky podle domény</text:p>
        </text:list-item>
      </text:list>
      <text:p text:style-name="P8"/>
      <text:p text:style-name="P8">Widget</text:p>
      <text:p text:style-name="P8"/>
      <text:list xml:id="list1552021261863795377" text:style-name="L14">
        <text:list-item>
          <text:p text:style-name="P42">možnost úpravy šablony widgetu pro editaci</text:p>
        </text:list-item>
        <text:list-item>
          <text:p text:style-name="P42"><text:soft-page-break/>možnost přepsat šablonu pomocí strojového názvu </text:p>
        </text:list-item>
        <text:list-item>
          <text:p text:style-name="P42">možná vytvořit definici šablony pro widget v administraci – možnost definovat šablony pro uživatele, aby byl jejich výběr jednodušší – název + obrázek</text:p>
        </text:list-item>
      </text:list>
      <text:p text:style-name="P8"/>
      <text:p text:style-name="P8"/>
      <text:p text:style-name="P9">SYMFONY</text:p>
      <text:p text:style-name="P9"/>
      <text:p text:style-name="P9"><text:a xlink:type="simple" xlink:href="https://symfony.com/doc/3.4/reference/twig_reference.html" text:style-name="Internet_20_link" text:visited-style-name="Visited_20_Internet_20_Link">https://symfony.com/doc/3.4/reference/twig_reference.html</text:a></text:p>
      <text:p text:style-name="P10"/>
      <text:p text:style-name="P10">Definice proměnné dostupné v twig</text:p>
      <text:p text:style-name="P10"><text:a xlink:type="simple" xlink:href="https://stackoverflow.com/questions/39871558/how-to-get-the-current-user-in-twig-extension-service-symfony2-8" text:style-name="Internet_20_link" text:visited-style-name="Visited_20_Internet_20_Link">https://stackoverflow.com/questions/39871558/how-to-get-the-current-user-in-twig-extension-service-symfony2-8</text:a></text:p>
      <text:p text:style-name="P10"/>
      <text:p text:style-name="P51">Mazaní cache obrázků u entity</text:p>
      <text:p text:style-name="P51"><text:a xlink:type="simple" xlink:href="https://openclassrooms.com/forum/sujet/symfony2-liipimaginebundle" text:style-name="Internet_20_link" text:visited-style-name="Visited_20_Internet_20_Link">https://openclassrooms.com/forum/sujet/symfony2-liipimaginebundle</text:a></text:p>
      <text:p text:style-name="P51"/>
      <text:p text:style-name="P53">Obrázky</text:p>
      <text:p text:style-name="P52"><text:a xlink:type="simple" xlink:href="https://symfony.com/doc/master/bundles/LiipImagineBundle/filters.html" text:style-name="Internet_20_link" text:visited-style-name="Visited_20_Internet_20_Link">https://symfony.com/doc/master/bundles/LiipImagineBundle/filters.html</text:a></text:p>
      <text:p text:style-name="P52"/>
      <text:h text:style-name="Heading_20_1" text:outline-level="1">Reference</text:h>
      <text:p text:style-name="P51"/>
      <text:p text:style-name="P51">Služby</text:p>
      <text:p text:style-name="P51"><text:a xlink:type="simple" xlink:href="http://symfony.com/doc/3.4/reference/dic_tags.html" text:style-name="Internet_20_link" text:visited-style-name="Visited_20_Internet_20_Link">http://symfony.com/doc/3.4/reference/dic_tags.html</text:a></text:p>
      <text:p text:style-name="P51"/>
      <text:p text:style-name="P51">Validace</text:p>
      <text:p text:style-name="P51"><text:a xlink:type="simple" xlink:href="http://symfony.com/doc/3.4/reference/constraints.html" text:style-name="Internet_20_link" text:visited-style-name="Visited_20_Internet_20_Link">http://symfony.com/doc/3.4/reference/constraints.html</text:a></text:p>
      <text:p text:style-name="P51"/>
      <text:p text:style-name="P51">Twig</text:p>
      <text:p text:style-name="P51"><text:a xlink:type="simple" xlink:href="http://symfony.com/doc/3.4/reference/forms/twig_reference.html" text:style-name="Internet_20_link" text:visited-style-name="Visited_20_Internet_20_Link">http://symfony.com/doc/3.4/reference/forms/twig_reference.html</text:a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18:06.159058496</meta:creation-date>
    <meta:generator>LibreOffice/5.1.6.2$Linux_X86_64 LibreOffice_project/10m0$Build-2</meta:generator>
    <dc:date>2018-02-23T16:06:25.626691648</dc:date>
    <meta:editing-duration>P3DT4H53M52S</meta:editing-duration>
    <meta:editing-cycles>42</meta:editing-cycles>
    <meta:document-statistic meta:table-count="0" meta:image-count="0" meta:object-count="0" meta:page-count="3" meta:paragraph-count="92" meta:word-count="387" meta:character-count="2713" meta:non-whitespace-character-count="2464"/>
  </office:meta>
</office:document-meta>
</file>